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6282" officeooo:paragraph-rsid="00179c12" style:font-size-asian="14pt" style:font-size-complex="14pt"/>
    </style:style>
    <style:style style:name="P2" style:family="paragraph" style:parent-style-name="Standard">
      <style:text-properties fo:font-size="14pt" officeooo:rsid="001b7fa8" officeooo:paragraph-rsid="00179c12" style:font-size-asian="14pt" style:font-size-complex="14pt"/>
    </style:style>
    <style:style style:name="P3" style:family="paragraph" style:parent-style-name="Standard">
      <style:text-properties fo:font-size="14pt" officeooo:paragraph-rsid="00179c12" style:font-size-asian="14pt" style:font-size-complex="14pt"/>
    </style:style>
    <style:style style:name="P4" style:family="paragraph" style:parent-style-name="Standard">
      <style:text-properties officeooo:paragraph-rsid="00179c12"/>
    </style:style>
    <style:style style:name="P5" style:family="paragraph" style:parent-style-name="Text_20_body">
      <style:text-properties fo:font-size="14pt" fo:font-style="normal" fo:font-weight="normal" officeooo:paragraph-rsid="00179c1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fo:font-size="14pt" style:font-size-asian="14pt" style:font-size-complex="14pt"/>
    </style:style>
    <style:style style:name="P7" style:family="paragraph" style:parent-style-name="Text_20_body">
      <style:text-properties fo:font-size="14pt" officeooo:rsid="001405c0" officeooo:paragraph-rsid="001405c0" style:font-size-asian="14pt" style:font-size-complex="14pt"/>
    </style:style>
    <style:style style:name="P8" style:family="paragraph" style:parent-style-name="Text_20_body">
      <style:text-properties fo:font-size="14pt" officeooo:rsid="00176cfe" officeooo:paragraph-rsid="00176cfe" style:font-size-asian="14pt" style:font-size-complex="14pt"/>
    </style:style>
    <style:style style:name="P9" style:family="paragraph" style:parent-style-name="Text_20_body">
      <style:text-properties fo:font-size="14pt" officeooo:rsid="001cd7ca" officeooo:paragraph-rsid="00179c12" style:font-size-asian="14pt" style:font-size-complex="14pt"/>
    </style:style>
    <style:style style:name="P10" style:family="paragraph" style:parent-style-name="Text_20_body">
      <style:text-properties fo:font-size="14pt" officeooo:paragraph-rsid="00179c12" style:font-size-asian="14pt" style:font-size-complex="14pt"/>
    </style:style>
    <style:style style:name="P11" style:family="paragraph" style:parent-style-name="Text_20_body">
      <style:text-properties fo:font-size="14pt" officeooo:rsid="00179c12" officeooo:paragraph-rsid="00179c12" style:font-size-asian="14pt" style:font-size-complex="14pt"/>
    </style:style>
    <style:style style:name="P12" style:family="paragraph" style:parent-style-name="Text_20_body">
      <style:text-properties fo:font-size="14pt" officeooo:paragraph-rsid="001847d1" style:font-size-asian="14pt" style:font-size-complex="14pt"/>
    </style:style>
    <style:style style:name="P13" style:family="paragraph" style:parent-style-name="Text_20_body">
      <style:text-properties fo:font-size="14pt" officeooo:rsid="001e9eda" officeooo:paragraph-rsid="001e9eda" style:font-size-asian="14pt" style:font-size-complex="14pt"/>
    </style:style>
    <style:style style:name="P14" style:family="paragraph" style:parent-style-name="Text_20_body">
      <style:text-properties fo:font-size="14pt" officeooo:paragraph-rsid="001e9eda" style:font-size-asian="14pt" style:font-size-complex="14pt"/>
    </style:style>
    <style:style style:name="P15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text-properties officeooo:paragraph-rsid="00179c12"/>
    </style:style>
    <style:style style:name="P17" style:family="paragraph" style:parent-style-name="Preformatted_20_Text">
      <style:text-properties fo:font-size="14pt" officeooo:rsid="00176cfe" officeooo:paragraph-rsid="00176cfe" style:font-size-asian="14pt" style:font-size-complex="14pt"/>
    </style:style>
    <style:style style:name="P18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font-size="14pt" officeooo:paragraph-rsid="001847d1" style:font-size-asian="14pt" style:font-size-complex="14pt"/>
    </style:style>
    <style:style style:name="P20" style:family="paragraph" style:parent-style-name="Text_20_body">
      <style:text-properties fo:font-size="14pt" officeooo:rsid="00238399" officeooo:paragraph-rsid="00238399" style:font-size-asian="14pt" style:font-size-complex="14pt"/>
    </style:style>
    <style:style style:name="P21" style:family="paragraph" style:parent-style-name="Text_20_body">
      <style:text-properties fo:font-size="10pt" fo:font-style="italic" officeooo:rsid="00238399" officeooo:paragraph-rsid="00238399" style:font-size-asian="10pt" style:font-style-asian="italic" style:font-size-complex="10pt" style:font-style-complex="italic"/>
    </style:style>
    <style:style style:name="P22" style:family="paragraph" style:parent-style-name="Heading_20_3">
      <style:text-properties officeooo:paragraph-rsid="00179c12"/>
    </style:style>
    <style:style style:name="T1" style:family="text">
      <style:text-properties fo:font-style="italic" fo:font-weight="bold" officeooo:rsid="001b3b2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9d6d"/>
    </style:style>
    <style:style style:name="T4" style:family="text">
      <style:text-properties fo:font-size="14pt" officeooo:rsid="000d6282" style:font-size-asian="14pt" style:font-size-complex="14pt"/>
    </style:style>
    <style:style style:name="T5" style:family="text">
      <style:text-properties fo:font-size="14pt" officeooo:rsid="00109dd1" style:font-size-asian="14pt" style:font-size-complex="14pt"/>
    </style:style>
    <style:style style:name="T6" style:family="text">
      <style:text-properties fo:font-weight="bold" officeooo:rsid="000bcdc2" style:font-weight-asian="bold" style:font-weight-complex="bold"/>
    </style:style>
    <style:style style:name="T7" style:family="text">
      <style:text-properties officeooo:rsid="000bcdc2"/>
    </style:style>
    <style:style style:name="T8" style:family="text">
      <style:text-properties officeooo:rsid="00177e02"/>
    </style:style>
    <style:style style:name="T9" style:family="text">
      <style:text-properties officeooo:rsid="0017e10f"/>
    </style:style>
    <style:style style:name="T10" style:family="text">
      <style:text-properties officeooo:rsid="001b3b2d"/>
    </style:style>
    <style:style style:name="T11" style:family="text">
      <style:text-properties officeooo:rsid="001b7fa8"/>
    </style:style>
    <style:style style:name="T12" style:family="text">
      <style:text-properties officeooo:rsid="001cd7ca"/>
    </style:style>
    <style:style style:name="T13" style:family="text">
      <style:text-properties officeooo:rsid="001847d1"/>
    </style:style>
    <style:style style:name="T14" style:family="text">
      <style:text-properties officeooo:rsid="001bbf9c"/>
    </style:style>
    <style:style style:name="T15" style:family="text">
      <style:text-properties officeooo:rsid="001ceedd"/>
    </style:style>
    <style:style style:name="T16" style:family="text">
      <style:text-properties officeooo:rsid="001cfed0"/>
    </style:style>
    <style:style style:name="T17" style:family="text">
      <style:text-properties officeooo:rsid="001d56ce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ораторная работа 4.</text:h>
      <text:h text:style-name="Heading_20_2" text:outline-level="2">Фильтрация, группировка и связывание данных с помощью Pig</text:h>
      <text:h text:style-name="P22" text:outline-level="3">1. Входные данные.</text:h>
      <text:p text:style-name="P5">Файл <text:span text:style-name="T6">664600583_T_ONTIME_sample.csv</text:span> содержит данные <text:span text:style-name="T7">о совершенных рейсах авиакомпаний.</text:span></text:p>
      <text:p text:style-name="P4"/>
      <text:p text:style-name="P3">Столбцы :</text:p>
      <text:p text:style-name="P1">YEAR — год</text:p>
      <text:p text:style-name="P1">QUARTER<text:tab/>- квартал</text:p>
      <text:p text:style-name="P1">MONTH - месяц<text:tab/></text:p>
      <text:p text:style-name="P1">DAY_OF_MONTH — день месяца<text:tab/></text:p>
      <text:p text:style-name="P1">DAY_OF_WEEK<text:tab/> - день недели</text:p>
      <text:p text:style-name="P1">FL_DATE<text:tab/>- дата перелета</text:p>
      <text:p text:style-name="P1">UNIQUE_CARRIER — ID авиакомпании<text:tab/></text:p>
      <text:p text:style-name="P4"><text:span text:style-name="T4">AIRLINE_ID — ID ав</text:span><text:span text:style-name="T5">и</text:span><text:span text:style-name="T4">акомпании в классификации </text:span>US DOT<text:span text:style-name="T4"><text:tab/></text:span></text:p>
      <text:p text:style-name="P1">CARRIER<text:tab/>- ID авиакомпании в классификации IATA</text:p>
      <text:p text:style-name="P1">TAIL_NUM<text:tab/>FL_NUM — ID рейса<text:tab/></text:p>
      <text:p text:style-name="P1">ORIGIN_AIRPORT_ID<text:tab/>- ID авиапорта</text:p>
      <text:p text:style-name="P4"><text:span text:style-name="T4">ORIGIN_AIRPORT_SEQ_ID<text:tab/>- ID авиапорта в классификации </text:span>US DOT</text:p>
      <text:p text:style-name="P1">ORIGIN_CITY_MARKET_ID<text:tab/> - <text:span text:style-name="T8">код группы аэропортов относящихся к одному городу</text:span></text:p>
      <text:p text:style-name="P1">DEST_AIRPORT_ID — ID города авиапорта<text:tab/></text:p>
      <text:p text:style-name="P9">DEST_AEROPORT_ID — Идентификатор аэропорта</text:p>
      <text:p text:style-name="P16"><text:span text:style-name="T4">WHEELS_ON — время приземления (в локальном времени </text:span>hhmm<text:span text:style-name="T4">)<text:tab/></text:span></text:p>
      <text:p text:style-name="P1">ARR_TIME<text:tab/> - <text:span text:style-name="T9">время прибытия </text:span>(в локальном времени <text:span text:style-name="T9">hhmm</text:span>)<text:tab/></text:p>
      <text:p text:style-name="P1">ARR_DELAY — разница в минутах между расчетным временем приземления и реальным (может быть отрицательной)<text:tab/></text:p>
      <text:p text:style-name="P1">ARR_DELAY_NEW - <text:s/>разница в минутах между расчетным временем приземления и реальным (&gt;=0)<text:tab/><text:tab/></text:p>
      <text:p text:style-name="P1">CANCELLED — признак отмены рейса (1 в случае отмены)<text:tab/></text:p>
      <text:p text:style-name="P1">CANCELLATION_CODE — код причины отмены<text:tab/></text:p>
      <text:p text:style-name="P1">AIR_TIME<text:tab/> - время в полете в минутах</text:p>
      <text:p text:style-name="P1">DISTANCE - расстояние в милях</text:p>
      <text:p text:style-name="P3"/>
      <text:p text:style-name="P3">Файл <text:span text:style-name="T1">L_AIRPORT_ID.csv</text:span> содержит <text:span text:style-name="T10">список аэропортов</text:span></text:p>
      <text:p text:style-name="P3"/>
      <text:p text:style-name="P3">Столбцы :</text:p>
      <text:p text:style-name="P3"><text:span text:style-name="T11">code</text:span> — идентификатор <text:span text:style-name="T11">аэропорта</text:span></text:p>
      <text:p text:style-name="P2">description — название аэропорта</text:p>
      <text:h text:style-name="Heading_20_3" text:outline-level="3"><text:soft-page-break/>2. Установка Pig Latin</text:h>
      <text:p text:style-name="P12">Распаковываем <text:span text:style-name="T13">pig-0.16.0.tar.gz</text:span> в корневую папку пользователя.</text:p>
      <text:p text:style-name="P6">Прописываем в ~/.bashrc путь к установленному hadoop</text:p>
      <text:p text:style-name="P7">export HADOOP_PREFIX=$HADOOP_INSTALL</text:p>
      <text:p text:style-name="P8">запускаем демон с историей задач</text:p>
      <text:p text:style-name="P17"><text:span text:style-name="Source_20_Text">mr-jobhistory-daemon.sh start historyserver</text:span></text:p>
      <text:p text:style-name="P17"><text:span text:style-name="Source_20_Text"/></text:p>
      <text:p text:style-name="P12">Проверка : запускаем ~/<text:span text:style-name="T13">pig-0.16.0/bin</text:span>/pig</text:p>
      <text:p text:style-name="P12"/>
      <text:p text:style-name="P20">В случае если hadoop запускается на слабой машине, можно внести следующией настройки в файл &lt;путь к hadoop&gt;/etc/hadoop/yarn-site.xml</text:p>
      <text:p text:style-name="P20"/>
      <text:p text:style-name="P20">yarn.scheduler.minimum-allocation-mb — минимальный объем памяти, выделяемый задаче</text:p>
      <text:p text:style-name="P20">yarn.scheduler.maximum-allocation-mb — максимальный объем памяти </text:p>
      <text:p text:style-name="P20">yarn.scheduler.maximum-allocation-vcores — количество ядер на задачу</text:p>
      <text:p text:style-name="P20"/>
      <text:p text:style-name="P20">Например :</text:p>
      <text:p text:style-name="P20"/>
      <text:p text:style-name="P20"><text:s/><text:span text:style-name="T18"><text:s text:c="3"/>&lt;property&gt; </text:span></text:p>
      <text:p text:style-name="P21"><text:s text:c="9"/>&lt;name&gt;yarn.scheduler.minimum-allocation-mb&lt;/name&gt; </text:p>
      <text:p text:style-name="P21"><text:s text:c="9"/>&lt;value&gt;1024&lt;/value&gt; </text:p>
      <text:p text:style-name="P21"><text:s text:c="5"/>&lt;/property&gt; <text:s/></text:p>
      <text:p text:style-name="P21"/>
      <text:p text:style-name="P21"><text:s text:c="4"/>&lt;property&gt; </text:p>
      <text:p text:style-name="P21"><text:s text:c="9"/>&lt;name&gt;yarn.scheduler.maximum-allocation-mb&lt;/name&gt; </text:p>
      <text:p text:style-name="P21"><text:s text:c="9"/>&lt;value&gt;2096&lt;/value&gt; </text:p>
      <text:p text:style-name="P21"><text:s text:c="5"/>&lt;/property&gt;</text:p>
      <text:p text:style-name="P21"/>
      <text:p text:style-name="P21"><text:s text:c="4"/>&lt;property&gt; </text:p>
      <text:p text:style-name="P21"><text:s text:c="9"/>&lt;name&gt;yarn.scheduler.maximum-allocation-vcores&lt;/name&gt; </text:p>
      <text:p text:style-name="P21"><text:s text:c="9"/>&lt;value&gt;4&lt;/value&gt; </text:p>
      <text:p text:style-name="P20"><text:span text:style-name="T18"><text:s text:c="5"/>&lt;/property&gt; <text:s text:c="2"/></text:span><text:s text:c="2"/></text:p>
      <text:h text:style-name="Heading_20_3" text:outline-level="3">2. Задача</text:h>
      <text:p text:style-name="P11">Задача полностью аналогична задаче в 3 лабораторной работе.</text:p>
      <text:p text:style-name="P10">Требуется связать наборы данных по <text:span text:style-name="T12">коду аэропорта прибытия</text:span> : <text:soft-page-break/><text:span text:style-name="T12">DEST_AEROPORT_ID</text:span></text:p>
      <text:p text:style-name="P9">Для каждого аэропорта треб<text:span text:style-name="T3">уется определить среднее, минимальное и максимальное время задержки для всех прибывающих рейсов.</text:span></text:p>
      <text:p text:style-name="P15"/>
      <text:h text:style-name="Heading_20_3" text:outline-level="3">3. Посдказки.</text:h>
      <text:p text:style-name="P6">а. Посмотреть метаданные набора данных можно с помощью команды describe &lt;набор данных&gt;</text:p>
      <text:p text:style-name="P6">б. распечатать содержимое набора данных можно с помощью команды dump &lt;набор данных&gt;</text:p>
      <text:p text:style-name="P6">в. С помощью команды Load загружаем каждый из наборов данных</text:p>
      <text:p text:style-name="P6">&lt;набор данных&gt; = LOAD 'имя файла' using PigStorage('&lt;разделитель&gt;') AS (&lt;имя поля&gt;:chararray, ...);</text:p>
      <text:p text:style-name="P13">с помощью foreach преобразуем данные для аэропортов, убираем кавычки вокруг кода</text:p>
      <text:p text:style-name="P6">г. Фильтруем каждый из входных наборов от первой строки <text:span text:style-name="T15">и пустых данных</text:span></text:p>
      <text:p text:style-name="P6">&lt;набор данных&gt; = FILTER &lt;имя набора&gt; by &lt;поле&gt; <text:span text:style-name="T14">&gt;0</text:span>;</text:p>
      <text:p text:style-name="P14">д. Связываем наборы данных с помощью команды </text:p>
      <text:p text:style-name="P6">&lt;набор данных&gt; = join &lt;набор1&gt; by (&lt;поле1&gt;,), &lt;набор2&gt; by (&lt;поле2&gt;);</text:p>
      <text:p text:style-name="P6">е. <text:span text:style-name="T16">Генерируем результат с помощью foreach</text:span> <text:s/></text:p>
      <text:p text:style-name="P6"><text:span text:style-name="T16">ё</text:span>. <text:span text:style-name="T17">Р</text:span>аспечатываем результат </text:p>
      <text:p text:style-name="P6">dump &lt;финальный набор данных&gt;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0:58:57</meta:creation-date>
    <dc:date>2016-10-07T23:03:39.381935825</dc:date>
    <meta:editing-duration>PT4H24M42S</meta:editing-duration>
    <meta:editing-cycles>84</meta:editing-cycles>
    <meta:generator>LibreOffice/5.1.4.2$Linux_X86_64 LibreOffice_project/10m0$Build-2</meta:generator>
    <meta:document-statistic meta:table-count="0" meta:image-count="0" meta:object-count="0" meta:page-count="3" meta:paragraph-count="73" meta:word-count="391" meta:character-count="3324" meta:non-whitespace-character-count="2870"/>
  </office:meta>
</office:document-meta>
</file>